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08 20:45   |   <text:a xlink:type="simple" xlink:href="http://palinfo.habago.org/Entry?Command=Information_PrintForum&amp;iPage=1#FORUM37647"><text:span text:style-name="T1">#</text:span></text:a></text:p>
      <text:p text:style-name="P2">卡韓政變 (110)： 基本的鑑賞能力決定社會發展的良莠 <text:line-break/><text:line-break/>陳真 2019. 07. 08. <text:line-break/><text:line-break/><text:line-break/>謝謝若沫，我不清楚你所提的事情。不過，韓粉老是被貶低成一群好像什麼低能的無腦生物，我也很無奈。 <text:line-break/><text:line-break/>我常說，巴勒網很像一種婚友聯誼社；因為，判斷政治人事物，其實就跟結婚交友沒兩樣；什麼樣的人誠實可靠勤奮重感情，什麼樣的人寡情薄義偷雞摸狗投機取巧，什麼樣的事物是對或錯、有害或有益，評價方式是一樣的。 <text:line-break/><text:line-break/>有錢就任性的郭董，一個多月前從 "朋友" 名單上 "開除" 了楊秋興，還命令他 "最近先不要來找我"，並且說楊秋興這個 "朋友" 已經是一種過去式，不再是朋友了。我們一般不會這樣公開羞辱一個朋友。而且，你要知道，楊秋興對於郭董可是一往情深，百般吹捧與歌頌，把郭董講成世界偉人、台灣的救星，講成世界級的大慈善家。 <text:line-break/><text:line-break/>就在今天， 有錢就任性的郭董又改口了。據報載：郭台銘今天接受電台專訪時大力切割楊秋興，強調自己跟楊秋興根本沒有交情，甚至還說「我一直以為他是韓市長派來招商的人。」 <text:line-break/><text:line-break/>但這完全不是事實，郭、楊彼此之間熟識至少10年以上。而且，當郭董想利用楊秋興時，就跟他稱兄道弟。當楊秋興利用價值已經沒有了時，就把他當成垃圾那樣一腳踢開，嫌東嫌西，羞辱個不停。 <text:line-break/><text:line-break/>就在四月中旬，郭董宣佈參選時，除了說是媽祖託夢叫他選總統之外，不是還亮出手機給記者看嗎？說有個朋友傳了一段簡訊 (什麼五智偈) 給他，勸他參選，最終打動他的心。 <text:line-break/><text:line-break/>傳這封簡訊給郭董的人就是楊秋興。郭董當時不但跟他稱兄道弟，而且還說他們在2009年八八風災時就建立了深厚的 "革命情感"，並且說楊秋興從兩年前就一直勸他參選總統。總之，郭、楊二人交好已久，相識長達十年，楊又怎麼會是韓國瑜最近才派來找郭台銘招商？但是，郭台銘今天居然就把楊秋興講成這樣一個好像他根本不認識的 "路人甲"。 <text:line-break/><text:line-break/>說謊人人都會，可是，如此容易查證的一個基本事實居然也能說謊，這就不是一種常態，而是一種人品的敗壞，一種信口開河，隨便就能任意扭曲事實，因為他根本不在乎事實，只要當下有利就能撒謊，或是當下想怎麼鬼扯就鬼扯，完全不放心上。 <text:line-break/><text:line-break/>你看，郭台銘為了抹黑韓國瑜是中共的傀儡，不是說他 "極力勸阻" 韓國瑜走進中聯辦嗎？可是，這完全就是憑空造謠；郭董根本不知道韓要去中聯辦，怎麼可能事先極力勸阻？為了抹黑，如此容易查證的一個基本事實，居然也能憑空說謊。 <text:line-break/><text:line-break/>說謊、造謠對於郭台銘來說，似乎是一種隨時不經大腦馬上就能脫口而出的習慣。你會想要結交這種朋友嗎？你又如何可能期待這樣一個人能夠好好地從政？這樣一個毫無基本善念的唯私利是圖者，也才會公然把員工說成是一群 "動物"，視他人生命與尊嚴如無物。 <text:line-break/><text:line-break/>郭董利用楊秋興不斷攻擊韓國瑜，現在沒有利用價值了，居然馬上一腳把他當成垃圾踢開，認為楊沒有資格跟他當朋友。一個人居然會這樣對待朋友，你覺得他會善待眾人、善待弱勢嗎？ <text:line-break/><text:line-break/>反之，川普的權力位階和財富遠比郭董高，於是當記者對郭董提到說 "你的朋友川普" 時，他馬上糾正記者說："我們不可以這樣講話，我們沒有資格跟川普當朋友"，因為川普是 "世界級的偉人"。 <text:line-break/><text:line-break/>另一方面，當楊秋興不斷用很難聽的話 (例如 "噁心"、"詐騙集團") 辱罵韓國瑜時，韓國瑜卻說，希望跟秋興仍然還可以當朋友。人之品質與品性如何，高下立判。 <text:line-break/><text:line-break/>至於腦殘者最喜歡吹噓的什麼郭董有能力有見識云云，真是見鬼了。不用多，就請舉一個例子就好，請問郭董除了有錢，究竟有什麼見識與能力？ <text:line-break/><text:line-break/>如果有錢就等於能力與見識，那我就是個智障了。同理，我們也不應該選出陳定南 (他連鞋底破了一個大洞還在穿)，而是應該敦請當年和陳定南辯論的王永慶出來從政。 <text:line-break/><text:line-break/>同理，我們也不應該讚美趙耀東、孫運璿、黃大洲和葉金川等等這些兩袖清風但卻給台灣帶來巨大貢獻的政治人物。事實上，台灣的經濟底子，台灣為世人所稱羨的健保制度，以及各方讚譽的台北捷運、大安森林公園等等等，就是這些人所建立。 <text:line-break/><text:line-break/>黃大洲當年更是因為興建台北捷運而被民進黨抹黑得完完全全臭不可聞，打成過街老鼠，非常荒唐，甚至還造謠汙衊他貪污。當時，綠營的群眾聚會上，政治人物只要大罵台北捷運，馬上全場歡聲雷動。阿扁就是這樣當上台北市長的。 <text:line-break/><text:line-break/>韓國瑜說自己是史上被抹黑得最嚴重的一位。其實不是。在抹黑造謠這一點上，國、民兩黨差不多。韓被抹黑的慘烈程度，恐怕都還遠遠比不上我當年只是一個剛念大學的學生。我當時甚至還被國民黨抹黑說我和張俊雄、李慶雄、戴振耀和黃昭輝等人 (那時候楊秋興還名不見經傳) 經營私娼寮。 <text:line-break/><text:line-break/>校園裏甚至經常散發各種專門為我而寫的抹黑傳單，無非都說我是拿錢為中共及黨外黑道辦事來傷害台灣社會，誣衊大有為的國民黨政府。我保存了當時的一張漫畫，我被畫成一條狗，被滿臉橫肉的黨外地痞流氓們用狗鍊牽著。 <text:line-break/><text:line-break/>很荒唐吧，連私娼寮這麼離譜的鬼話也能造謠。但是，在那當下，大部份人依然信以為真。有些同學還會在校園裏把我攔下來，意圖動粗，質問我為什麼那麼愛錢？為什麼為了錢就要破壞社會安定？ <text:line-break/><text:line-break/>抹黑傳單之外，更多的是永無止盡、無日無之的耳語抹黑。不只高醫，就連高雄市好幾所高中，國民黨也都努力幫我打知名度，說我多爛多可怕多無恥多下流。我印象最深、最經典的一句話是個總結，說 "陳真是一個從頭爛到腳的人"。 <text:line-break/><text:line-break/>這兩天牙齒疼，住家附近有個很大間的聯合診所，原本想就近看牙醫，後來想想算了，還是找別間看，免得必須跟人敘舊，萬一又談到政治就更無言了。因為那間聯合診所的老闆，就是一位曾經在高醫校園裏威脅要我好看的學弟。我相信當年這些效忠於國民黨的學生，現在也一定每一個都由藍轉綠，變得綠油油。 <text:line-break/><text:line-break/>這就是台灣政治的可悲。不過，這些都是題外話。回到正題。我想說的是：人們應該要有一點點最基本的鑑賞能力，要能判斷基本的是非善惡，而不是總是在一種非常腦殘的層次上打轉，非常容易被政治操弄。 <text:line-break/><text:line-break/>郭台銘的幾乎每一句話、每一個動作，都會讓我為他感到羞愧，怎麼會這麼低能？怎麼會這麼缺德？他不說話，我們還無從得知，可當他一開口，就什麼也藏不住了。比方說他昨天拿著一頂帽子，上面繡著一面國旗，自以為威武地站在總統府前發呆了半小時，說要送帽子給蔡英文，要她戴著去見川普；還嗆聲說蔡若不敢戴，就應馬上下台。 <text:line-break/><text:line-break/>真的是有夠蠢吧。郭董以為搞這樣一些低能把戲，就會大獲民心？這樣還不是最蠢的哦，郭董還說，只要他當總統，他要 "每個月進白宮"。我的天啊，每個月進白宮幹啥？去舔盤子嗎？還是幫川普綁鞋帶？蠢到這種程度，我真是很無言。相較之下，跟他屬於同一類型的柯文哲，顯然要奸巧許多。 <text:line-break/><text:line-break/>選誰當然是每個人的自由，但若要說這樣一個思想相當幼稚、而且品性不端、擅於造謠抹黑的土豪有著什麼非凡的國際觀或經濟政策理念，那真的是睜眼說瞎話。 <text:line-break/><text:line-break/>我原本是想要等初選過後再來寫這些，因為我現在寫，有些人可能會以為我是故意貶他，好為韓國瑜拉票。但我絕無此意。我只是實話實說。旁人認不認同不重要，重要的還是那些老話： <text:line-break/><text:line-break/>人們應該要有一點點最基本的鑑賞能力，要能判斷基本的是非善惡，而不是總是在一種非常腦殘的層次上打轉，非常容易被政治操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